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69.95mm" table:align="left"/>
    </style:style>
    <style:style style:name="Tabell1.A" style:family="table-column">
      <style:table-column-properties style:column-width="74.08mm"/>
    </style:style>
    <style:style style:name="Tabell1.B" style:family="table-column">
      <style:table-column-properties style:column-width="95.87mm"/>
    </style:style>
    <style:style style:name="Tabell1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1.B1" style:family="table-cell">
      <style:table-cell-properties fo:padding="0.97mm" fo:border="0.05pt solid #000000"/>
    </style:style>
    <style:style style:name="Tabell1.A2" style:family="table-cell">
      <style:table-cell-properties fo:padding="0.97mm" fo:border-left="0.05pt solid #000000" fo:border-right="none" fo:border-top="none" fo:border-bottom="0.05pt solid #000000"/>
    </style:style>
    <style:style style:name="Tabell1.B2" style:family="table-cell">
      <style:table-cell-properties fo:padding="0.97mm" fo:border-left="0.05pt solid #000000" fo:border-right="0.05pt solid #000000" fo:border-top="none" fo:border-bottom="0.05pt solid #000000"/>
    </style:style>
    <style:style style:name="Tabell2" style:family="table">
      <style:table-properties style:width="169.95mm" table:align="left"/>
    </style:style>
    <style:style style:name="Tabell2.A" style:family="table-column">
      <style:table-column-properties style:column-width="74.08mm"/>
    </style:style>
    <style:style style:name="Tabell2.B" style:family="table-column">
      <style:table-column-properties style:column-width="95.87mm"/>
    </style:style>
    <style:style style:name="Tabell2.A1" style:family="table-cell">
      <style:table-cell-properties fo:padding="0.97mm" fo:border-left="0.05pt solid #000000" fo:border-right="none" fo:border-top="0.05pt solid #000000" fo:border-bottom="none"/>
    </style:style>
    <style:style style:name="Tabell2.B1" style:family="table-cell">
      <style:table-cell-properties fo:padding="0.97mm" fo:border-left="none" fo:border-right="0.05pt solid #000000" fo:border-top="0.05pt solid #000000" fo:border-bottom="none"/>
    </style:style>
    <style:style style:name="Tabell2.A2" style:family="table-cell">
      <style:table-cell-properties fo:padding="0.97mm" fo:border-left="0.05pt solid #000000" fo:border-right="none" fo:border-top="none" fo:border-bottom="0.05pt solid #000000"/>
    </style:style>
    <style:style style:name="Tabell2.B2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0b2c5" officeooo:paragraph-rsid="0010b2c5"/>
    </style:style>
    <style:style style:name="P2" style:family="paragraph" style:parent-style-name="Standard">
      <style:text-properties officeooo:rsid="0010b2c5" officeooo:paragraph-rsid="00133e80"/>
    </style:style>
    <style:style style:name="P3" style:family="paragraph" style:parent-style-name="Standard">
      <style:text-properties officeooo:rsid="001d9d7f" officeooo:paragraph-rsid="001d9d7f"/>
    </style:style>
    <style:style style:name="P4" style:family="paragraph" style:parent-style-name="Standard">
      <style:text-properties officeooo:rsid="00133e80" officeooo:paragraph-rsid="00133e80"/>
    </style:style>
    <style:style style:name="P5" style:family="paragraph" style:parent-style-name="Standard">
      <style:text-properties officeooo:rsid="0023fda2" officeooo:paragraph-rsid="0023fda2"/>
    </style:style>
    <style:style style:name="P6" style:family="paragraph" style:parent-style-name="Standard">
      <style:paragraph-properties fo:padding-left="0mm" fo:padding-right="0mm" fo:padding-top="0mm" fo:padding-bottom="0.74mm" fo:border-left="none" fo:border-right="none" fo:border-top="none" fo:border-bottom="0.06pt solid #000000" style:join-border="false"/>
      <style:text-properties officeooo:rsid="00133e80" officeooo:paragraph-rsid="0023fda2"/>
    </style:style>
    <style:style style:name="P7" style:family="paragraph" style:parent-style-name="Table_20_Contents">
      <style:text-properties fo:font-weight="bold" officeooo:rsid="0021322c" officeooo:paragraph-rsid="0021322c" style:font-weight-asian="bold" style:font-weight-complex="bold"/>
    </style:style>
    <style:style style:name="P8" style:family="paragraph" style:parent-style-name="Table_20_Contents">
      <style:text-properties fo:font-weight="bold" officeooo:rsid="0020b9c3" officeooo:paragraph-rsid="0020b9c3" style:font-weight-asian="bold" style:font-weight-complex="bold"/>
    </style:style>
    <style:style style:name="P9" style:family="paragraph" style:parent-style-name="Table_20_Contents">
      <style:text-properties fo:font-weight="bold" officeooo:rsid="00331595" officeooo:paragraph-rsid="00331595" style:font-weight-asian="bold" style:font-weight-complex="bold"/>
    </style:style>
    <style:style style:name="P10" style:family="paragraph" style:parent-style-name="Standard" style:list-style-name="L1">
      <style:text-properties officeooo:rsid="0023fda2" officeooo:paragraph-rsid="0023fda2"/>
    </style:style>
    <style:style style:name="P11" style:family="paragraph" style:parent-style-name="Standard" style:list-style-name="L1">
      <style:text-properties officeooo:rsid="0023fda2" officeooo:paragraph-rsid="0024e32b"/>
    </style:style>
    <style:style style:name="P12" style:family="paragraph" style:parent-style-name="Standard">
      <style:text-properties officeooo:rsid="0023fda2" officeooo:paragraph-rsid="0024e32b"/>
    </style:style>
    <style:style style:name="P13" style:family="paragraph" style:parent-style-name="Standard">
      <style:text-properties officeooo:rsid="0034efa4" officeooo:paragraph-rsid="0034efa4"/>
    </style:style>
    <style:style style:name="P14" style:family="paragraph" style:parent-style-name="Standard">
      <style:text-properties officeooo:rsid="00133e80" officeooo:paragraph-rsid="00133e80"/>
    </style:style>
    <style:style style:name="P15" style:family="paragraph" style:parent-style-name="Standard">
      <style:text-properties officeooo:rsid="001e3352" officeooo:paragraph-rsid="001e3352"/>
    </style:style>
    <style:style style:name="P16" style:family="paragraph" style:parent-style-name="Standard">
      <style:text-properties officeooo:rsid="0010b2c5" officeooo:paragraph-rsid="0010b2c5"/>
    </style:style>
    <style:style style:name="P17" style:family="paragraph" style:parent-style-name="Standard">
      <style:text-properties officeooo:rsid="00353b01" officeooo:paragraph-rsid="00353b01"/>
    </style:style>
    <style:style style:name="P18" style:family="paragraph" style:parent-style-name="Standard">
      <style:text-properties officeooo:rsid="0036b75e" officeooo:paragraph-rsid="0036b75e"/>
    </style:style>
    <style:style style:name="P19" style:family="paragraph" style:parent-style-name="Table_20_Contents">
      <style:text-properties officeooo:rsid="0034efa4" officeooo:paragraph-rsid="0034efa4"/>
    </style:style>
    <style:style style:name="T1" style:family="text">
      <style:text-properties officeooo:rsid="0023fda2"/>
    </style:style>
    <style:style style:name="T2" style:family="text">
      <style:text-properties officeooo:rsid="0024e3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9">Kodnamn</text:p>
          </table:table-cell>
          <table:table-cell table:style-name="Tabell1.B1" office:value-type="string">
            <text:p text:style-name="P19">H27S1</text:p>
          </table:table-cell>
        </table:table-row>
        <table:table-row>
          <table:table-cell table:style-name="Tabell1.A2" office:value-type="string">
            <text:p text:style-name="P8">Datum och tid</text:p>
          </table:table-cell>
          <table:table-cell table:style-name="Tabell1.B2" office:value-type="string">
            <text:p text:style-name="P19">2018-05-30 12:33</text:p>
          </table:table-cell>
        </table:table-row>
        <table:table-row>
          <table:table-cell table:style-name="Tabell1.A2" office:value-type="string">
            <text:p text:style-name="P8">Inspelat film och ljud?</text:p>
          </table:table-cell>
          <table:table-cell table:style-name="Tabell1.B2" office:value-type="string">
            <text:p text:style-name="P19">Nej</text:p>
          </table:table-cell>
        </table:table-row>
        <table:table-row>
          <table:table-cell table:style-name="Tabell1.A2" office:value-type="string">
            <text:p text:style-name="P8">#iteration på materialet <text:span text:style-name="T1">(1, 2, … , n)</text:span></text:p>
          </table:table-cell>
          <table:table-cell table:style-name="Tabell1.B2" office:value-type="string">
            <text:p text:style-name="P19">1</text:p>
          </table:table-cell>
        </table:table-row>
        <table:table-row>
          <table:table-cell table:style-name="Tabell1.A2" office:value-type="string">
            <text:p text:style-name="P7">Ålder</text:p>
          </table:table-cell>
          <table:table-cell table:style-name="Tabell1.B2" office:value-type="string">
            <text:p text:style-name="P19">27</text:p>
          </table:table-cell>
        </table:table-row>
        <table:table-row>
          <table:table-cell table:style-name="Tabell1.A2" office:value-type="string">
            <text:p text:style-name="P7">Lärare/lärarstudent/annat</text:p>
          </table:table-cell>
          <table:table-cell table:style-name="Tabell1.B2" office:value-type="string">
            <text:p text:style-name="P19">Lärarstudent</text:p>
          </table:table-cell>
        </table:table-row>
        <table:table-row>
          <table:table-cell table:style-name="Tabell1.A2" office:value-type="string">
            <text:p text:style-name="P7">Antal år arbetat som lärare</text:p>
          </table:table-cell>
          <table:table-cell table:style-name="Tabell1.B2" office:value-type="string">
            <text:p text:style-name="P19">1</text:p>
          </table:table-cell>
        </table:table-row>
        <table:table-row>
          <table:table-cell table:style-name="Tabell1.A2" office:value-type="string">
            <text:p text:style-name="P7">Skolämnen</text:p>
          </table:table-cell>
          <table:table-cell table:style-name="Tabell1.B2" office:value-type="string">
            <text:p text:style-name="P19">Matematik och fysik</text:p>
          </table:table-cell>
        </table:table-row>
      </table:table>
      <text:p text:style-name="P1"/>
      <text:p text:style-name="P5"><text:span text:style-name="T2">I</text:span>. Testet</text:p>
      <text:list xml:id="list288963258" text:style-name="L1">
        <text:list-item>
          <text:p text:style-name="P10">Syfte med testet</text:p>
        </text:list-item>
        <text:list-item>
          <text:p text:style-name="P10">Planeras ta 15 minuter</text:p>
        </text:list-item>
        <text:list-item>
          <text:p text:style-name="P11">Kommer få välja <text:span text:style-name="T2">ut</text:span> ett undervisningsmaterial </text:p>
        </text:list-item>
        <text:list-item>
          <text:p text:style-name="P11">...och tänka högt <text:span text:style-name="T2">medan du skummar igenom det</text:span></text:p>
        </text:list-item>
        <text:list-item>
          <text:p text:style-name="P10">Vi testar materialet, inte dig</text:p>
        </text:list-item>
        <text:list-item>
          <text:p text:style-name="P10">Det finns inget rätt eller fel</text:p>
        </text:list-item>
      </text:list>
      <text:p text:style-name="P5"/>
      <text:p text:style-name="P5"><text:span text:style-name="T2">II</text:span>. Fyll i listan ^</text:p>
      <text:p text:style-name="P5"/>
      <text:p text:style-name="P12"><text:span text:style-name="T2">III</text:span>. ”<text:span text:style-name="T2">Hur ser en typisk lektion ut för dig?” (verktyg, metoder, strategier)</text:span></text:p>
      <text:p text:style-name="P12"/>
      <text:p text:style-name="P13">Beror på. Väldig standard mycket start med tavelgenomgång och sedan övning. I Ma &amp; Fy blir det mycket demonstrationer inblandat. Quiz också, exempelvis genom Kahoot.</text:p>
      <text:p text:style-name="P13"/>
      <text:p text:style-name="P13">Ganska ofta IKT-inslag.</text:p>
      <text:p text:style-name="P6"/>
      <text:p text:style-name="P4"/>
      <text:p text:style-name="P4"><text:span text:style-name="T2">1.</text:span> ”Kolla material<text:span text:style-name="T2">en</text:span> <text:span text:style-name="T2">på datorn</text:span>. Välj ett, men klicka inte på det ännu.”</text:p>
      <text:p text:style-name="P4"/>
      <text:p text:style-name="P13">Vad är RSA? Borde veta, är ju Ma 1. Saknas beskrivning.</text:p>
      <text:p text:style-name="P13"/>
      <text:p text:style-name="P13">Intressant med övning kring modellering, eftersom det ofta saknas.</text:p>
      <text:p text:style-name="P13"/>
      <text:p text:style-name="P13">Roligt med fysisk ”leka”-övning (Geometrimaterialet). Kan vara svårt med vissa klasser, till exempel om eleverna inte får plats.</text:p>
      <text:p text:style-name="P13"/>
      <text:p text:style-name="P13">Associativitet/kommutativitet: Står ej vilken kurs det är, svårt att veta.</text:p>
      <text:p text:style-name="P13"/>
      <text:p text:style-name="P13">Oklar beskrivning på Område statistik. Rita streck hur? Vad?</text:p>
      <text:p text:style-name="P13"/>
      <text:p text:style-name="P13">Spännande med missuppfattningar [@ Den dolda och tvetydiga matematiken]. Bra som ny lärare om någon har samlat missuppfattningar.</text:p>
      <text:p text:style-name="P13"/>
      <text:p text:style-name="P13">Konsten att bestämma arean: Bra intro för integraler. Står ej kurs, om hen hade skummat hade hen kunnat tänka att det är Ma 1, men tror nu att det är Ma 3.</text:p>
      <text:p text:style-name="P13"/>
      <text:p text:style-name="P13">Didos problem – vad är det? Borde kunna [om det ingår i gymnasiematten].</text:p>
      <text:p text:style-name="P13"/>
      <text:p text:style-name="P13"><text:soft-page-break/>@Materialen från pop.modell till inflexionslinje: Vilka kurser? Otydligt. Tolkar som att det ingår i en viss gymnasiekurs.</text:p>
      <text:p text:style-name="P13"/>
      <text:p text:style-name="P13">Pascals triangel – här säger de faktiskt att det är utvecklingsbart till svårare [positivt]! Spännande om en kan ha det för samma klass under flera år från Ma 1 till Ma 4/5.</text:p>
      <text:p text:style-name="P13"/>
      <text:p text:style-name="P13">Nätverk – en av de få relevans-knytande materialen hen sett [med hänsyn till etik-fokuset]! </text:p>
      <text:p text:style-name="P4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7">Materialgrupp som testas</text:p>
          </table:table-cell>
          <table:table-cell table:style-name="Tabell2.B1" office:value-type="string">
            <text:p text:style-name="P19">Kleindagarna</text:p>
          </table:table-cell>
        </table:table-row>
        <table:table-row>
          <table:table-cell table:style-name="Tabell2.A2" office:value-type="string">
            <text:p text:style-name="P7">Material som valdes</text:p>
          </table:table-cell>
          <table:table-cell table:style-name="Tabell2.B2" office:value-type="string">
            <text:p text:style-name="P19">Den dolda och tvetydiga matematiken</text:p>
          </table:table-cell>
        </table:table-row>
      </table:table>
      <text:p text:style-name="P2"/>
      <text:p text:style-name="P1"><text:span text:style-name="T2">2.</text:span> ”<text:span text:style-name="T2">Nu får du öppna och gå igenom materialet. Tänk gärna högt.”</text:span></text:p>
      <text:p text:style-name="P1"/>
      <text:p text:style-name="P13">Uppgifter. Vissa förenklar (hittar det själv). Ser 16/4/2 – var sitter parenteserna? Intressant.</text:p>
      <text:p text:style-name="P13"/>
      <text:p text:style-name="P13">”Jaha, enl. 5E-modellen!” [Känner till modellen sedan innan].</text:p>
      <text:p text:style-name="P13"/>
      <text:p text:style-name="P13">Del A – roligt intro. Visar att matten inte är helt entydig. Roligt att kunna anpassa (m/ del A-uppgiften); finns utrymme för egna varianter!</text:p>
      <text:p text:style-name="P13"/>
      <text:p text:style-name="P17">Vad är kort? Korten där uppe? Antar att det blir som speed dating men med ekvationslösning.</text:p>
      <text:p text:style-name="P17"/>
      <text:p text:style-name="P17">Är det [eleverna] som ska ange förenklingar/ekvationslösning? Vem gör vad? Oklart.</text:p>
      <text:p text:style-name="P17"/>
      <text:p text:style-name="P17">[Variant som hen kommer på själv:] Drar ett kort i taget-delen: Kan ju låta elever själva förklara; lotta mellan dem!</text:p>
      <text:p text:style-name="P17"/>
      <text:p text:style-name="P17">Del C – här kanske behövs diskussion varför, inte bara testa m/ miniräknare; annars blir det svårt att komma fram till generaliseringar.</text:p>
      <text:p text:style-name="P17"/>
      <text:p text:style-name="P17">Slutsats-delen inte helt utarbetad, resten av materialet mer utarbetat.</text:p>
      <text:p text:style-name="P17"/>
      <text:p text:style-name="P17">Fint att det finns färdiga ”kort” att klippa ut. Övre kortet inte lika estetisk som den längst ned.</text:p>
      <text:p text:style-name="P17"/>
      <text:p text:style-name="P17">Allmänt intryck: rolig, många interaktiva moment.</text:p>
      <text:p text:style-name="P17"/>
      <text:p text:style-name="P17">Saknas: lärandemål och syfte [som en beskrivning/bakgrund till materialet]. Tidsuppfattning [om de har testat materialet innan], eftersom det är svårt att uppskatta själv.</text:p>
      <text:p text:style-name="P17"/>
      <text:p text:style-name="P17">”Elaborate Beräkna” eh va?</text:p>
      <text:p text:style-name="P17"/>
      <text:p text:style-name="P17">Lätt att missförstå Del B-tävling, behöver mer beskrivning! Men inte för mycket text.</text:p>
      <text:p text:style-name="P1"/>
      <text:p text:style-name="P1"><text:span text:style-name="T2">3</text:span>. ”<text:span text:style-name="T2">Om du behövde använda det här materialet i en lektion, hur skulle du göra det</text:span>?”</text:p>
      <text:p text:style-name="P1"/>
      <text:p text:style-name="P18">Skulle kunna använda vissa övningsdelar för sig: materialet är sekventiellt, men behöver inte användas på det sättet.</text:p>
      <text:p text:style-name="P18"/>
      <text:p text:style-name="P18">Kanske jobbigt för elever att ha sådana lektioner varje dag. Skulle kunna kombinera med lugnar typ av lektion, eller om hen märker att elever slarvar mycket [med de problem som materialet går igenom].</text:p>
      <text:p text:style-name="P18"><text:soft-page-break/></text:p>
      <text:p text:style-name="P18">Alternativt skulle hen kunna använda [delar av] det som avstämningstest i början/slutet av lektioner för att kunna se progressionen av elevernas lärande.</text:p>
      <text:p text:style-name="P18"/>
      <text:p text:style-name="P18">Allt finns färdigt – det går att klippa ut och hålla lektion direkt, vilket är bra! Spar tid, hade annars kanske inte hunnit om hen måste skapa allt från grunden.</text:p>
      <text:p text:style-name="P1"/>
      <text:p text:style-name="P1"><text:span text:style-name="T2">4</text:span>. ”<text:span text:style-name="T1">Har du några andra tankar eller kommentarer som inte tagits upp än</text:span>?”</text:p>
      <text:p text:style-name="P1"/>
      <text:p text:style-name="P18">Nepp</text:p>
      <text:p text:style-name="P3"/>
      <text:p text:style-name="P15"><text:span text:style-name="T2">5</text:span>. Fler tester senare?</text:p>
      <text:p text:style-name="P15"/>
      <text:p text:style-name="P13">Ja! Har sommarlov och är hemma. Tyckte testet var rolig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07:54.007608017</meta:creation-date>
    <dc:date>2018-05-30T13:51:36.091816548</dc:date>
    <meta:editing-duration>PT4H9M40S</meta:editing-duration>
    <meta:editing-cycles>29</meta:editing-cycles>
    <meta:generator>LibreOffice/6.0.2.1$Linux_x86 LibreOffice_project/00m0$Build-1</meta:generator>
    <meta:document-statistic meta:table-count="2" meta:image-count="0" meta:object-count="0" meta:page-count="3" meta:paragraph-count="66" meta:word-count="666" meta:character-count="4136" meta:non-whitespace-character-count="3533"/>
  </office:meta>
</office:document-meta>
</file>